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497cm" fo:min-width="1.91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4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497cm" fo:min-width="1.913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034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000000" draw:textarea-vertical-align="middle" draw:auto-grow-height="false" fo:min-height="0.258cm" fo:min-width="0.008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769cm" fo:min-width="0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000000" draw:textarea-vertical-align="middle" draw:auto-grow-height="false" fo:min-height="0.24cm" fo:min-width="0cm" fo:padding-top="0.134cm" fo:padding-bottom="0.134cm" fo:padding-left="0.259cm" fo:padding-right="0.259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11" style:family="graphic" style:parent-style-name="objectwithoutfill">
      <style:graphic-properties svg:stroke-width="0.018cm" svg:stroke-color="#000000" draw:marker-start-width="0.227cm" draw:marker-end="Symmetric_20_Arrow" draw:marker-end-width="0.2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P1" style:family="paragraph"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2" style:family="paragraph">
      <loext:graphic-properties draw:fill-color="#d0d0d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.8cm" fo:margin-bottom="0.8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00000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10" style:family="paragraph">
      <loext:graphic-properties draw:fill-color="#7f7f7f"/>
      <style:paragraph-properties fo:text-align="center"/>
    </style:style>
    <style:style style:name="P11" style:family="paragraph">
      <style:paragraph-properties fo:text-align="center" style:writing-mode="lr-tb"/>
      <style:text-properties fo:font-size="8pt" style:font-size-asian="8pt" style:font-size-complex="8pt"/>
    </style:style>
    <style:style style:name="P12" style:family="paragraph">
      <loext:graphic-properties draw:fill-color="#d0d0d0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00"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="none" draw:fill-color="#ffffff"/>
      <style:text-properties fo:font-size="6pt" style:font-size-asian="6pt" style:font-size-complex="6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0.747cm" svg:x="6.739cm" svg:y="6.995cm">
          <text:p text:style-name="P1"><text:span text:style-name="T1">Testing</text:span></text:p>
          <text:p text:style-name="P1"><text:span text:style-name="T1">mainten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2.192cm" svg:height="0.887cm" svg:x="0cm" svg:y="0cm">
          <draw:text-box>
            <text:p text:style-name="P3"><text:span text:style-name="T2">Trans-Precision Neural Network Deployment for Low-Power Embedded Systems</text:span></text:p>
          </draw:text-box>
        </draw:frame>
        <draw:frame draw:style-name="gr3" draw:text-style-name="P6" draw:layer="layout" svg:width="12.176cm" svg:height="1.338cm" svg:x="0cm" svg:y="0.659cm">
          <draw:text-box>
            <text:p text:style-name="P5"><text:span text:style-name="T1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4" draw:text-style-name="P8" draw:layer="layout" svg:width="4.318cm" svg:height="6.159cm" svg:x="0.111cm" svg:y="2.178cm">
          <draw:text-box>
            <text:p text:style-name="P7"><text:span text:style-name="T3">Abstraction levels:</text:span></text:p>
            <text:list text:style-name="L2">
              <text:list-item>
                <text:p text:style-name="P7"><text:span text:style-name="T3">Model deployment</text:span></text:p>
              </text:list-item>
              <text:list-item>
                <text:p text:style-name="P7"><text:span text:style-name="T4">System infrastructure</text:span></text:p>
              </text:list-item>
              <text:list-item>
                <text:p text:style-name="P7"><text:span text:style-name="T4">Streamlined acceleration</text:span></text:p>
              </text:list-item>
              <text:list-item>
                <text:p text:style-name="P7"><text:span text:style-name="T4">Optimized processing</text:span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custom-shape draw:style-name="gr1" draw:text-style-name="P2" draw:layer="layout" svg:width="2.413cm" svg:height="0.747cm" svg:x="6.739cm" svg:y="3.321cm">
          <text:p text:style-name="P1"><text:span text:style-name="T1">Model selection</text:span></text:p>
          <text:p text:style-name="P1"><text:span text:style-name="T1">and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2.413cm" svg:height="0.747cm" svg:x="8.257cm" svg:y="4.246cm">
          <text:p text:style-name="P1"><text:span text:style-name="T1">Quantization</text:span></text:p>
          <text:p text:style-name="P1"><text:span text:style-name="T1">aware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0.381cm" svg:height="0.324cm" svg:x="7.753cm" svg:y="6.7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2.413cm" svg:height="0.747cm" svg:x="6.739cm" svg:y="6.095cm">
          <text:p text:style-name="P1"><text:span text:style-name="T1">Deploy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0.381cm" svg:height="0.324cm" svg:x="7.753cm" svg:y="3.0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2" draw:layer="layout" svg:width="2.413cm" svg:height="0.747cm" svg:x="6.739cm" svg:y="2.397cm">
          <text:p text:style-name="P11"><text:span text:style-name="T1">Data</text:span></text:p>
          <text:p text:style-name="P11"><text:span text:style-name="T1">prepar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381cm" svg:height="0.324cm" svg:x="7.753cm" svg:y="5.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2.413cm" svg:height="0.747cm" svg:x="6.739cm" svg:y="5.171cm">
          <text:p text:style-name="P1"><text:span text:style-name="T1">Model conversion</text:span></text:p>
          <text:p text:style-name="P1"><text:span text:style-name="T1">TFLite Mic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0.508cm" svg:height="0.508cm" draw:transform="rotate (1.5707963267949) translate (9.147cm 4.24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8" draw:text-style-name="P10" draw:layer="layout" svg:width="0.381cm" svg:height="1.185cm" svg:x="7.753cm" svg:y="4.0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3" draw:layer="layout" svg:width="0.508cm" svg:height="0.508cm" draw:transform="rotate (-3.14159265358979) translate (9.559cm 5.50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0" draw:text-style-name="P10" draw:layer="layout" svg:width="0.381cm" svg:height="0.324cm" svg:x="7.753cm" svg:y="2.1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14" draw:layer="layout" svg:x1="6.013cm" svg:y1="4.556cm" svg:x2="7.731cm" svg:y2="4.556cm">
          <text:p/>
        </draw:line>
        <draw:frame draw:style-name="gr12" draw:text-style-name="P15" draw:layer="layout" svg:width="2.61cm" svg:height="0.887cm" svg:x="4.491cm" svg:y="4.129cm">
          <draw:text-box>
            <text:p text:style-name="P3"><text:span text:style-name="T5">Trans-precision</text:span></text:p>
            <text:p text:style-name="P3"><text:span text:style-name="T5">inference</text:span></text:p>
          </draw:text-box>
        </draw:frame>
        <draw:frame draw:style-name="gr13" draw:text-style-name="P16" draw:layer="layout" svg:width="1.683cm" svg:height="0.489cm" svg:x="4.905cm" svg:y="3.667cm">
          <draw:text-box>
            <text:p><text:span text:style-name="T6">Alternative 1</text:span></text:p>
          </draw:text-box>
        </draw:frame>
        <draw:custom-shape draw:style-name="gr14" draw:text-style-name="P17" draw:layer="layout" svg:width="4.191cm" svg:height="0.762cm" svg:x="0.238cm" svg:y="3.18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9:29:35.334602611</dc:date>
    <meta:editing-duration>PT3H8M29S</meta:editing-duration>
    <meta:editing-cycles>37</meta:editing-cycles>
    <meta:generator>LibreOffice/6.4.7.2$Linux_X86_64 LibreOffice_project/40$Build-2</meta:generator>
    <meta:document-statistic meta:object-count="20"/>
  </office:meta>
</office:document-meta>
</file>